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1cm" fo:min-width="4.28cm" fo:wrap-option="wrap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28cm" fo:wrap-option="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cm" fo:wrap-option="wrap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2cm" fo:wrap-option="wra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49cm" fo:min-width="5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51cm" fo:min-width="4.3cm" fo:wrap-option="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9cm" fo:wrap-option="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462cm" fo:wrap-option="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4.9cm" fo:wrap-option="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19cm" fo:wrap-option="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18cm" fo:min-width="3.026cm" fo:wrap-option="wrap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4.7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xml:id="id4" draw:id="id4" draw:layer="layout" svg:width="5.3cm" svg:height="1.5cm" svg:x="1.103cm" svg:y="13.901cm">
          <text:p text:style-name="P1"><text:span text:style-name="T1">Vertrek (binnenland / buitenland) ker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8" draw:id="id8" draw:layer="layout" svg:width="5.3cm" svg:height="1.4cm" svg:x="4.201cm" svg:y="11.601cm">
          <text:p text:style-name="P1"><text:span text:style-name="T1">CSV bestande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9" draw:id="id9" draw:layer="layout" svg:width="5.5cm" svg:height="1.4cm" svg:x="10.701cm" svg:y="11.601cm">
          <text:p text:style-name="P1"><text:span text:style-name="T1">Selecteer de actuele geslachtsaanduiding, leeftijd op persoon op peildat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5.3cm" svg:height="1.5cm" svg:x="4.203cm" svg:y="4.602cm">
          <text:p text:style-name="P1"><text:span text:style-name="T1">Kwartaal bestanden</text:span></text:p>
          <text:p text:style-name="P1"><text:span text:style-name="T1">(persoo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6" draw:id="id6" draw:layer="layout" svg:width="5.3cm" svg:height="1.5cm" svg:x="4.204cm" svg:y="7.703cm">
          <text:p text:style-name="P1"><text:span text:style-name="T1">Kwartaal bestanden</text:span></text:p>
          <text:p text:style-name="P1"><text:span text:style-name="T1">(huishoude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0" draw:id="id10" draw:layer="layout" svg:width="5.3cm" svg:height="1.5cm" svg:x="4.202cm" svg:y="1.902cm">
          <text:p text:style-name="P1"><text:span text:style-name="T1">Kwartaal bestanden</text:span></text:p>
          <text:p text:style-name="P1"><text:span text:style-name="T1">(ouder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xml:id="id1" draw:id="id1" draw:layer="layout" svg:width="5.7cm" svg:height="1.7cm" svg:x="10.502cm" svg:y="4.502cm">
          <text:p text:style-name="P1"><text:span text:style-name="T1">Selecteer de actuele persoonsgegevens uit het kwartaal dat het dichts bij de vertrekdatum ligt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5.7cm" svg:height="1.7cm" svg:x="10.503cm" svg:y="7.603cm">
          <text:p text:style-name="P1"><text:span text:style-name="T1">Selecteer de actuele huishoudgegevens uit het kwartaal dat vóór de vertrekdatum ligt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xml:id="id2" draw:id="id2" draw:layer="layout" svg:width="5.5cm" svg:height="1.299cm" svg:x="10.602cm" svg:y="2.002cm">
          <text:p text:style-name="P1"><text:span text:style-name="T1">Selecteer de actuele ouder gegevens op persoon op peildat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3.352cm" svg:y1="4.502cm" svg:x2="13.352cm" svg:y2="3.301cm" draw:start-shape="id1" draw:start-glue-point="4" draw:end-shape="id2" draw:end-glue-point="6" svg:d="M13352 4502v-1201" svg:viewBox="0 0 1 1202">
          <text:p/>
        </draw:connector>
        <draw:connector draw:style-name="gr6" draw:text-style-name="P3" draw:layer="layout" svg:x1="9.503cm" svg:y1="5.352cm" svg:x2="10.502cm" svg:y2="5.352cm" draw:start-shape="id3" draw:start-glue-point="7" draw:end-shape="id1" svg:d="M9503 5352h999" svg:viewBox="0 0 1000 1">
          <text:p/>
        </draw:connector>
        <draw:connector draw:style-name="gr6" draw:text-style-name="P3" draw:layer="layout" svg:x1="6.403cm" svg:y1="14.651cm" svg:x2="17.35cm" svg:y2="11.2cm" draw:start-shape="id4" draw:start-glue-point="7" draw:end-shape="id5" draw:end-glue-point="6" svg:d="M6403 14651h10947v-3451" svg:viewBox="0 0 10948 3452">
          <text:p/>
        </draw:connector>
        <draw:connector draw:style-name="gr6" draw:text-style-name="P3" draw:layer="layout" svg:x1="9.504cm" svg:y1="8.453cm" svg:x2="10.503cm" svg:y2="8.453cm" draw:start-shape="id6" draw:start-glue-point="7" draw:end-shape="id7" svg:d="M9504 8453h999" svg:viewBox="0 0 1000 1">
          <text:p/>
        </draw:connector>
        <draw:connector draw:style-name="gr6" draw:text-style-name="P3" draw:layer="layout" svg:x1="9.501cm" svg:y1="12.301cm" svg:x2="10.701cm" svg:y2="12.301cm" draw:start-shape="id8" draw:start-glue-point="7" draw:end-shape="id9" draw:end-glue-point="5" svg:d="M9501 12301h1200" svg:viewBox="0 0 1201 1">
          <text:p/>
        </draw:connector>
        <draw:connector draw:style-name="gr6" draw:text-style-name="P3" draw:layer="layout" svg:x1="9.502cm" svg:y1="2.652cm" svg:x2="10.602cm" svg:y2="2.651cm" draw:start-shape="id10" draw:start-glue-point="7" draw:end-shape="id2" svg:d="M9502 2652h551v-1h549" svg:viewBox="0 0 1101 2">
          <text:p/>
        </draw:connector>
        <draw:custom-shape draw:style-name="gr2" draw:text-style-name="P2" xml:id="id11" draw:id="id11" draw:layer="layout" svg:width="5.3cm" svg:height="1.4cm" svg:x="1.202cm" svg:y="19.101cm">
          <text:p text:style-name="P1"><text:span text:style-name="T1">Adres, nummer-id, object-id en buu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xml:id="id12" draw:id="id12" draw:layer="layout" svg:width="4.8cm" svg:height="1.601cm" svg:x="11.002cm" svg:y="19cm">
          <text:p text:style-name="P1"><text:span text:style-name="T1">Selecteer deze BAG-gegevens op ad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6.502cm" svg:y1="19.801cm" svg:x2="11.002cm" svg:y2="19.8cm" draw:start-shape="id11" draw:start-glue-point="7" draw:end-shape="id12" svg:d="M6502 19801h2251v-1h2249" svg:viewBox="0 0 4501 2">
          <text:p/>
        </draw:connector>
        <draw:custom-shape draw:style-name="gr8" draw:text-style-name="P2" xml:id="id13" draw:id="id13" draw:layer="layout" svg:width="5.4cm" svg:height="1.8cm" svg:x="10.703cm" svg:y="21.6cm">
          <text:p text:style-name="P1"><text:span text:style-name="T1">Selecteer de actuele gebiedsinformatie op buurtcode en ad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6.503cm" svg:y1="22.502cm" svg:x2="10.703cm" svg:y2="22.5cm" draw:end-shape="id13" svg:d="M6503 22502h1850v-2h2350" svg:viewBox="0 0 4201 3">
          <text:p/>
        </draw:connector>
        <draw:connector draw:style-name="gr6" draw:text-style-name="P3" draw:layer="layout" svg:x1="13.402cm" svg:y1="20.601cm" svg:x2="13.403cm" svg:y2="21.6cm" draw:start-shape="id12" draw:start-glue-point="6" draw:end-shape="id13" draw:end-glue-point="4" svg:d="M13402 20601v500h1v499" svg:viewBox="0 0 2 1000">
          <text:p/>
        </draw:connector>
        <draw:connector draw:style-name="gr6" draw:text-style-name="P3" draw:layer="layout" svg:x1="16.201cm" svg:y1="12.301cm" svg:x2="17.35cm" svg:y2="11.2cm" draw:start-shape="id9" draw:start-glue-point="7" draw:end-shape="id5" svg:d="M16201 12301h1149v-1101" svg:viewBox="0 0 1150 1102">
          <text:p/>
        </draw:connector>
        <draw:connector draw:style-name="gr6" draw:text-style-name="P3" draw:layer="layout" svg:x1="16.202cm" svg:y1="5.352cm" svg:x2="17.35cm" svg:y2="9.8cm" draw:start-shape="id1" draw:start-glue-point="7" draw:end-shape="id5" draw:end-glue-point="4" svg:d="M16202 5352h1148v4448" svg:viewBox="0 0 1149 4449">
          <text:p/>
        </draw:connector>
        <draw:connector draw:style-name="gr6" draw:text-style-name="P3" draw:layer="layout" svg:x1="16.102cm" svg:y1="2.652cm" svg:x2="17.35cm" svg:y2="9.8cm" draw:start-shape="id2" draw:start-glue-point="7" draw:end-shape="id5" draw:end-glue-point="4" svg:d="M16102 2652h1248v7148" svg:viewBox="0 0 1249 7149">
          <text:p/>
        </draw:connector>
        <draw:connector draw:style-name="gr6" draw:text-style-name="P3" draw:layer="layout" svg:x1="16.203cm" svg:y1="8.453cm" svg:x2="17.35cm" svg:y2="9.8cm" draw:start-shape="id7" draw:start-glue-point="7" draw:end-shape="id5" draw:end-glue-point="4" svg:d="M16203 8453h1147v1347" svg:viewBox="0 0 1148 1348">
          <text:p/>
        </draw:connector>
        <draw:connector draw:style-name="gr6" draw:text-style-name="P3" draw:layer="layout" svg:x1="15.802cm" svg:y1="19.801cm" svg:x2="17.35cm" svg:y2="11.2cm" draw:start-shape="id12" draw:start-glue-point="7" draw:end-shape="id5" draw:end-glue-point="6" svg:d="M15802 19801h1548v-8601" svg:viewBox="0 0 1549 8602">
          <text:p/>
        </draw:connector>
        <draw:connector draw:style-name="gr6" draw:text-style-name="P3" draw:layer="layout" svg:x1="16.103cm" svg:y1="22.5cm" svg:x2="17.35cm" svg:y2="11.2cm" draw:start-shape="id13" draw:start-glue-point="7" draw:end-shape="id5" draw:end-glue-point="6" svg:d="M16103 22500h1247v-11300" svg:viewBox="0 0 1248 11301">
          <text:p/>
        </draw:connector>
        <draw:custom-shape draw:style-name="gr9" draw:text-style-name="P2" xml:id="id5" draw:id="id5" draw:layer="layout" svg:width="5.5cm" svg:height="1.4cm" svg:x="14.6cm" svg:y="9.8cm">
          <text:p text:style-name="P1"><text:span text:style-name="T1">Vertrekken uit Amsterdam met aangehaakte gegeven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3" draw:layer="layout" draw:line-skew="-1.003cm" svg:x1="3.753cm" svg:y1="13.901cm" svg:x2="13.353cm" svg:y2="9.303cm" draw:start-shape="id4" draw:start-glue-point="4" draw:end-shape="id7" draw:end-glue-point="6" svg:d="M3753 13901v-3301h9600v-1297" svg:viewBox="0 0 9601 4599">
          <text:p/>
        </draw:connector>
        <draw:connector draw:style-name="gr6" draw:text-style-name="P3" draw:layer="layout" draw:line-skew="-3.052cm" svg:x1="3.753cm" svg:y1="13.901cm" svg:x2="13.352cm" svg:y2="6.202cm" draw:start-shape="id4" draw:start-glue-point="4" draw:end-shape="id1" svg:d="M3753 13901v-6901h9599v-798" svg:viewBox="0 0 9600 7700">
          <text:p/>
        </draw:connector>
        <draw:connector draw:style-name="gr6" draw:text-style-name="P3" draw:layer="layout" svg:x1="3.753cm" svg:y1="13.801cm" svg:x2="13.451cm" svg:y2="13.001cm" draw:end-shape="id9" draw:end-glue-point="6" svg:d="M3753 13801v-149h9698v-651" svg:viewBox="0 0 9699 801">
          <text:p/>
        </draw:connector>
        <draw:custom-shape draw:style-name="gr2" draw:text-style-name="P2" xml:id="id14" draw:id="id14" draw:layer="layout" svg:width="5.3cm" svg:height="1.4cm" svg:x="1.1cm" svg:y="16.501cm">
          <text:p text:style-name="P1"><text:span text:style-name="T1">Adre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2" xml:id="id15" draw:id="id15" draw:layer="layout" svg:width="5.4cm" svg:height="1.399cm" svg:x="10.7cm" svg:y="16.5cm">
          <text:p text:style-name="P1"><text:span text:style-name="T1">Selecteer de actuele adresgegevens vóór vertrek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6.4cm" svg:y1="17.201cm" svg:x2="10.7cm" svg:y2="17.2cm" draw:start-shape="id14" draw:start-glue-point="7" draw:end-shape="id15" draw:end-glue-point="5" svg:d="M6400 17201h2151v-1h2149" svg:viewBox="0 0 4301 2">
          <text:p/>
        </draw:connector>
        <draw:connector draw:style-name="gr6" draw:text-style-name="P3" draw:layer="layout" svg:x1="3.753cm" svg:y1="15.401cm" svg:x2="13.4cm" svg:y2="16.5cm" draw:start-shape="id4" draw:start-glue-point="6" draw:end-shape="id15" svg:d="M3753 15401v550h9647v549" svg:viewBox="0 0 9648 1100">
          <text:p/>
        </draw:connector>
        <draw:connector draw:style-name="gr6" draw:text-style-name="P3" draw:layer="layout" svg:x1="13.4cm" svg:y1="17.899cm" svg:x2="13.402cm" svg:y2="19cm" draw:start-shape="id15" draw:start-glue-point="6" draw:end-shape="id12" draw:end-glue-point="4" svg:d="M13400 17899v550h2v551" svg:viewBox="0 0 3 1102">
          <text:p/>
        </draw:connector>
        <draw:connector draw:style-name="gr6" draw:text-style-name="P3" draw:layer="layout" svg:x1="16.1cm" svg:y1="17.2cm" svg:x2="17.35cm" svg:y2="11.2cm" draw:start-shape="id15" draw:start-glue-point="7" draw:end-shape="id5" draw:end-glue-point="6" svg:d="M16100 17200h1250v-6000" svg:viewBox="0 0 1251 6001">
          <text:p/>
        </draw:connector>
        <draw:custom-shape draw:style-name="gr11" draw:text-style-name="P4" xml:id="id16" draw:id="id16" draw:layer="layout" svg:width="5.2cm" svg:height="1.4cm" svg:x="1.7cm" svg:y="26.8cm">
          <text:p text:style-name="P1"><text:span text:style-name="T1">Kwartaal bestanden (adres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4" xml:id="id18" draw:id="id18" draw:layer="layout" svg:width="5.6cm" svg:height="0.9cm" svg:x="1.5cm" svg:y="22.1cm">
          <text:p text:style-name="P1"><text:span text:style-name="T1">Adressen-gebieden tabe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4" xml:id="id17" draw:id="id17" draw:layer="layout" svg:width="5.2cm" svg:height="1.399cm" svg:x="1.7cm" svg:y="24.301cm">
          <text:p text:style-name="P1"><text:span text:style-name="T1">Selecteer alle adressen uit de kwartaal bestand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4.3cm" svg:y1="26.8cm" svg:x2="4.3cm" svg:y2="25.7cm" draw:start-shape="id16" draw:start-glue-point="4" draw:end-shape="id17" draw:end-glue-point="6" svg:d="M4300 26800v-1100" svg:viewBox="0 0 1 1101">
          <text:p/>
        </draw:connector>
        <draw:connector draw:style-name="gr6" draw:text-style-name="P3" draw:layer="layout" svg:x1="4.3cm" svg:y1="24.301cm" svg:x2="4.3cm" svg:y2="23cm" draw:start-shape="id17" draw:start-glue-point="4" draw:end-shape="id18" draw:end-glue-point="8" svg:d="M4300 24301v-1301" svg:viewBox="0 0 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7:17:17.249000000</meta:creation-date>
    <dc:date>2017-10-16T07:15:10.370000000</dc:date>
    <meta:editing-duration>PT11H45M58S</meta:editing-duration>
    <meta:editing-cycles>16</meta:editing-cycles>
    <meta:generator>LibreOffice/5.4.2.2$Windows_x86 LibreOffice_project/22b09f6418e8c2d508a9eaf86b2399209b0990f4</meta:generator>
    <meta:document-statistic meta:object-count="42"/>
  </office:meta>
</office:document-meta>
</file>